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cccccc" draw:auto-grow-height="true" draw:auto-grow-width="false" fo:min-height="11.18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cccccc" draw:auto-grow-height="true" draw:auto-grow-width="false" fo:min-height="1.655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85cm" fo:min-width="4.58cm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85cm" fo:min-width="13.47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cccccc" draw:auto-grow-height="true" draw:auto-grow-width="false" fo:min-height="2.134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stroke="solid" svg:stroke-color="#000000" draw:fill="solid" draw:fill-color="#ffffff" draw:auto-grow-height="true" draw:auto-grow-width="false" fo:min-height="1.655cm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ffffff" draw:auto-grow-height="true" draw:auto-grow-width="false" fo:min-height="2.134cm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85cm" fo:min-width="11.565cm" loext:decorative="false"/>
    </style:style>
    <style:style style:name="gr14" style:family="graphic" style:parent-style-name="standard">
      <style:graphic-properties draw:stroke="solid" svg:stroke-color="#000000" draw:fill="solid" draw:fill-color="#ffffff" draw:auto-grow-height="true" draw:auto-grow-width="false" fo:min-height="4.83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cccccc" draw:auto-grow-height="true" draw:auto-grow-width="false" fo:min-height="11.81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385cm" fo:min-width="2.673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385cm" fo:min-width="6.484cm" loext:decorative="fals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385cm" fo:min-width="5.215cm" loext:decorative="fals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385cm" fo:min-width="13.169cm" loext:decorative="false"/>
    </style:style>
    <style:style style:name="gr20" style:family="graphic" style:parent-style-name="standard">
      <style:graphic-properties draw:stroke="solid" svg:stroke-color="#000000" draw:fill="solid" draw:fill-color="#cccccc" draw:auto-grow-height="true" draw:auto-grow-width="false" fo:min-height="0.985cm" loext:decorative="false"/>
      <style:paragraph-properties style:writing-mode="lr-tb"/>
    </style:style>
    <style:style style:name="gr21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="solid" draw:fill-color="#cccccc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color="#2a6099" loext:opacity="100%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normal" style:letter-kerning="true" style:font-name-asian="Noto Sans CJK SC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Patron Kiosk</text:p>
          </draw:text-box>
        </draw:frame>
        <draw:frame draw:style-name="gr1" draw:text-style-name="P1" draw:layer="layout" svg:width="6.35cm" svg:height="11.43cm" svg:x="1.27cm" svg:y="3.175cm">
          <draw:text-box>
            <text:p>Sign In:</text:p>
            <text:p/>
            <text:p>Library Card #:</text:p>
            <text:p/>
            <text:p/>
            <text:p>Password:</text:p>
            <text:p/>
          </draw:text-box>
        </draw:frame>
        <draw:frame draw:style-name="gr2" draw:text-style-name="P1" draw:layer="layout" svg:width="3.81cm" svg:height="1.905cm" svg:x="2.54cm" svg:y="10.795cm">
          <draw:text-box>
            <text:p/>
            <text:p text:style-name="P2">LOG IN</text:p>
          </draw:text-box>
        </draw:frame>
        <draw:custom-shape draw:style-name="gr3" draw:text-style-name="P3" draw:layer="layout" svg:width="5.08cm" svg:height="0.635cm" svg:x="1.905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0.635cm" svg:x="1.905cm" svg:y="7.6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4cm" svg:height="11.43cm" svg:x="10.795cm" svg:y="3.175cm">
          <draw:text-box>
            <text:p text:style-name="P2">SEARCH</text:p>
            <text:p/>
          </draw:text-box>
        </draw:frame>
        <draw:custom-shape draw:style-name="gr4" draw:text-style-name="P3" draw:layer="layout" svg:width="13.97cm" svg:height="0.635cm" svg:x="11.43cm" svg:y="4.445cm">
          <text:p/>
          <draw:enhanced-geometry svg:viewBox="0 0 21600 21600" draw:type="rectangle" draw:enhanced-path="M 0 0 L 21600 0 21600 21600 0 21600 0 0 Z N"/>
        </draw:custom-shape>
        <draw:g draw:style-name="gr5">
          <draw:custom-shape draw:style-name="gr6" draw:text-style-name="P3" draw:layer="layout" svg:width="0.33cm" svg:height="0.33cm" svg:x="11.43cm" svg:y="5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52cm" svg:height="0.152cm" svg:x="11.53cm" svg:y="5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3" draw:layer="layout" svg:width="0.33cm" svg:height="0.33cm" svg:x="13.14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67cm" svg:height="0.725cm" svg:x="11.665cm" svg:y="4.99cm">
          <draw:text-box>
            <text:p text:style-name="P5"><text:span text:style-name="T1">Title</text:span></text:p>
          </draw:text-box>
        </draw:frame>
        <draw:frame draw:style-name="gr8" draw:text-style-name="P6" draw:layer="layout" svg:width="1.905cm" svg:height="0.725cm" svg:x="13.335cm" svg:y="4.99cm">
          <draw:text-box>
            <text:p text:style-name="P5"><text:span text:style-name="T1">Author</text:span></text:p>
          </draw:text-box>
        </draw:frame>
        <draw:frame draw:style-name="gr8" draw:text-style-name="P6" draw:layer="layout" svg:width="1.905cm" svg:height="0.725cm" svg:x="15.61cm" svg:y="4.991cm">
          <draw:text-box>
            <text:p text:style-name="P5"><text:span text:style-name="T1">ISBN</text:span></text:p>
          </draw:text-box>
        </draw:frame>
        <draw:custom-shape draw:style-name="gr6" draw:text-style-name="P3" draw:layer="layout" svg:width="0.33cm" svg:height="0.33cm" svg:x="15.341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3cm" svg:height="0.33cm" svg:x="17.341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3cm" svg:height="0.33cm" svg:x="19.055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905cm" svg:height="0.725cm" svg:x="17.515cm" svg:y="4.99cm">
          <draw:text-box>
            <text:p text:style-name="P5"><text:span text:style-name="T1">Year</text:span></text:p>
          </draw:text-box>
        </draw:frame>
        <draw:frame draw:style-name="gr8" draw:text-style-name="P6" draw:layer="layout" svg:width="1.905cm" svg:height="0.725cm" svg:x="19.22cm" svg:y="4.991cm">
          <draw:text-box>
            <text:p text:style-name="P5"><text:span text:style-name="T1">Genre</text:span></text:p>
          </draw:text-box>
        </draw:frame>
        <draw:frame draw:style-name="gr9" draw:text-style-name="P1" draw:layer="layout" svg:width="5.715cm" svg:height="2.384cm" svg:x="15.875cm" svg:y="9.525cm">
          <draw:text-box>
            <text:p/>
            <text:p text:style-name="P2">ADD <text:span text:style-name="T2">CRITERION</text:span></text:p>
          </draw:text-box>
        </draw:frame>
        <draw:frame draw:style-name="gr9" draw:text-style-name="P1" draw:layer="layout" svg:width="5.715cm" svg:height="2.384cm" svg:x="15.875cm" svg:y="6.506cm">
          <draw:text-box>
            <text:p/>
            <text:p text:style-name="P2">SEARCH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Patron User View</text:p>
          </draw:text-box>
        </draw:frame>
        <draw:frame draw:style-name="gr1" draw:text-style-name="P1" draw:layer="layout" svg:width="12.7cm" svg:height="11.43cm" svg:x="1.27cm" svg:y="3.175cm">
          <draw:text-box>
            <text:p>&lt;PATRON NAME&gt;</text:p>
            <text:p>&lt;CARD NUMBER&gt;</text:p>
            <text:p>Owes: $&lt;LATE FEES&gt;</text:p>
            <text:p/>
            <text:p/>
            <text:p>Out:</text:p>
            <text:p/>
            <text:p/>
            <text:p/>
            <text:p/>
            <text:p/>
            <text:p>Reserved:</text:p>
            <text:p/>
            <text:p/>
          </draw:text-box>
        </draw:frame>
        <draw:frame draw:style-name="gr2" draw:text-style-name="P1" draw:layer="layout" svg:width="3.81cm" svg:height="1.905cm" svg:x="22.86cm" svg:y="0.628cm">
          <draw:text-box>
            <text:p/>
            <text:p text:style-name="P2">SIGN OUT</text:p>
          </draw:text-box>
        </draw:frame>
        <draw:frame draw:style-name="gr11" draw:text-style-name="P9" draw:layer="layout" svg:width="8.255cm" svg:height="1.905cm" svg:x="1.47cm" svg:y="7.62cm">
          <draw:text-box>
            <text:p>&lt;Summary&gt; <text:s text:c="3"/>&lt;Due Date&gt;</text:p>
            <text:p text:style-name="P8">&lt;Summary&gt; <text:s text:c="3"/>&lt;Due Date&gt;</text:p>
          </draw:text-box>
        </draw:frame>
        <draw:frame draw:style-name="gr11" draw:text-style-name="P9" draw:layer="layout" svg:width="10.594cm" svg:height="1.905cm" svg:x="1.471cm" svg:y="7.621cm">
          <draw:text-box>
            <text:p>&lt;Summary&gt; <text:s text:c="3"/>&lt;Due Date&gt; <text:s text:c="2"/><text:span text:style-name="T3">Renew</text:span></text:p>
            <text:p text:style-name="P8"><text:span text:style-name="T4">&lt;Summary&gt; <text:s text:c="3"/>&lt;Due Date&gt; <text:s text:c="2"/></text:span><text:span text:style-name="T3">Renew</text:span></text:p>
          </draw:text-box>
        </draw:frame>
        <draw:frame draw:style-name="gr12" draw:text-style-name="P10" draw:layer="layout" svg:width="10.595cm" svg:height="2.384cm" svg:x="1.47cm" svg:y="11.93cm">
          <draw:text-box>
            <text:p text:style-name="P8"><text:span text:style-name="T4">&lt;Summary&gt; <text:s text:c="3"/>&lt;ETA&gt; <text:s text:c="9"/></text:span><text:span text:style-name="T5">Cancel</text:span></text:p>
            <text:p text:style-name="P8"><text:span text:style-name="T4">&lt;Summary&gt; <text:s text:c="3"/>&lt;ETA&gt; <text:s text:c="9"/></text:span><text:span text:style-name="T5">Cancel</text:span></text:p>
          </draw:text-box>
        </draw:frame>
        <draw:frame draw:style-name="gr9" draw:text-style-name="P1" draw:layer="layout" svg:width="5.715cm" svg:height="2.384cm" svg:x="19.05cm" svg:y="4.445cm">
          <draw:text-box>
            <text:p/>
            <text:p text:style-name="P2">CHECK OUT</text:p>
          </draw:text-box>
        </draw:frame>
        <draw:frame draw:style-name="gr9" draw:text-style-name="P1" draw:layer="layout" svg:width="5.715cm" svg:height="2.384cm" svg:x="19.05cm" svg:y="8.255cm">
          <draw:text-box>
            <text:p/>
            <text:p text:style-name="P2">VIEW HISTORY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Kiosk</text:p>
          </draw:text-box>
        </draw:frame>
        <draw:frame draw:style-name="gr9" draw:text-style-name="P1" draw:layer="layout" svg:width="5.715cm" svg:height="2.384cm" svg:x="4.445cm" svg:y="3.966cm">
          <draw:text-box>
            <text:p/>
            <text:p text:style-name="P2">CHECK IN</text:p>
          </draw:text-box>
        </draw:frame>
        <draw:frame draw:style-name="gr9" draw:text-style-name="P1" draw:layer="layout" svg:width="5.715cm" svg:height="2.384cm" svg:x="15.875cm" svg:y="3.966cm">
          <draw:text-box>
            <text:p/>
            <text:p text:style-name="P2">CHECK OUT</text:p>
          </draw:text-box>
        </draw:frame>
        <draw:frame draw:style-name="gr9" draw:text-style-name="P1" draw:layer="layout" svg:width="5.715cm" svg:height="2.384cm" svg:x="4.445cm" svg:y="8.89cm">
          <draw:text-box>
            <text:p/>
            <text:p text:style-name="P2">COLLECT FEE</text:p>
          </draw:text-box>
        </draw:frame>
        <draw:frame draw:style-name="gr9" draw:text-style-name="P1" draw:layer="layout" svg:width="5.715cm" svg:height="2.384cm" svg:x="15.875cm" svg:y="8.89cm">
          <draw:text-box>
            <text:p/>
            <text:p text:style-name="P2">INVENTORY</text:p>
          </draw:text-box>
        </draw:frame>
        <draw:frame draw:style-name="gr9" draw:text-style-name="P1" draw:layer="layout" svg:width="5.715cm" svg:height="2.384cm" svg:x="10.795cm" svg:y="12.7cm">
          <draw:text-box>
            <text:p/>
            <text:p text:style-name="P2">NEW USER</text:p>
          </draw:text-box>
        </draw:fram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Check In</text:p>
          </draw:text-box>
        </draw:frame>
        <draw:frame draw:style-name="gr1" draw:text-style-name="P1" draw:layer="layout" svg:width="14.605cm" svg:height="11.43cm" svg:x="6.985cm" svg:y="3.175cm">
          <draw:text-box>
            <text:p>Barcode:</text:p>
            <text:p/>
          </draw:text-box>
        </draw:frame>
        <draw:frame draw:style-name="gr2" draw:text-style-name="P1" draw:layer="layout" svg:width="3.81cm" svg:height="1.905cm" svg:x="7.62cm" svg:y="12.065cm">
          <draw:text-box>
            <text:p/>
            <text:p text:style-name="P2">Check In</text:p>
          </draw:text-box>
        </draw:frame>
        <draw:custom-shape draw:style-name="gr13" draw:text-style-name="P3" draw:layer="layout" svg:width="12.065cm" svg:height="0.635cm" svg:x="7.62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1cm" svg:height="1.905cm" svg:x="17.145cm" svg:y="12.065cm">
          <draw:text-box>
            <text:p/>
            <text:p text:style-name="P2">HOME</text:p>
          </draw:text-box>
        </draw:frame>
        <draw:frame draw:style-name="gr14" draw:text-style-name="P9" draw:layer="layout" svg:width="12.065cm" svg:height="5.08cm" svg:x="7.62cm" svg:y="5.715cm">
          <draw:text-box>
            <text:p>&lt;SUMMARY&gt; <text:s text:c="5"/><text:span text:style-name="T3">Remove</text:span></text:p>
            <text:p text:style-name="P8"><text:span text:style-name="T6">&lt;SUMMARY&gt; <text:s text:c="5"/></text:span><text:span text:style-name="T3">Remove</text:span></text:p>
          </draw:text-box>
        </draw:frame>
        <presentation:notes draw:style-name="dp1">
          <draw:page-thumbnail draw:style-name="gr10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Check Out</text:p>
          </draw:text-box>
        </draw:frame>
        <draw:frame draw:style-name="gr15" draw:text-style-name="P1" draw:layer="layout" svg:width="14.605cm" svg:height="12.065cm" svg:x="6.985cm" svg:y="3.175cm">
          <draw:text-box>
            <text:p>Library Card:</text:p>
            <text:p/>
            <text:p/>
            <text:p>Barcode:</text:p>
          </draw:text-box>
        </draw:frame>
        <draw:frame draw:style-name="gr2" draw:text-style-name="P1" draw:layer="layout" svg:width="3.81cm" svg:height="1.905cm" svg:x="7.62cm" svg:y="12.7cm">
          <draw:text-box>
            <text:p/>
            <text:p text:style-name="P2">Check Out</text:p>
          </draw:text-box>
        </draw:frame>
        <draw:custom-shape draw:style-name="gr13" draw:text-style-name="P3" draw:layer="layout" svg:width="12.065cm" svg:height="0.635cm" svg:x="7.621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1cm" svg:height="1.905cm" svg:x="17.145cm" svg:y="12.7cm">
          <draw:text-box>
            <text:p/>
            <text:p text:style-name="P2">HOME</text:p>
          </draw:text-box>
        </draw:frame>
        <draw:custom-shape draw:style-name="gr13" draw:text-style-name="P3" draw:layer="layout" svg:width="12.065cm" svg:height="0.635cm" svg:x="7.62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2.065cm" svg:height="5.08cm" svg:x="7.62cm" svg:y="7.62cm">
          <draw:text-box>
            <text:p>&lt;SUMMARY&gt; <text:s text:c="5"/><text:span text:style-name="T3">Remove</text:span></text:p>
            <text:p text:style-name="P8"><text:span text:style-name="T6">&lt;SUMMARY&gt; <text:s text:c="5"/></text:span><text:span text:style-name="T3">Remove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Fee</text:p>
          </draw:text-box>
        </draw:frame>
        <draw:frame draw:style-name="gr15" draw:text-style-name="P1" draw:layer="layout" svg:width="14.605cm" svg:height="12.065cm" svg:x="6.985cm" svg:y="3.175cm">
          <draw:text-box>
            <text:p>Library Card:</text:p>
            <text:p/>
            <text:p/>
            <text:p>Collected:</text:p>
            <text:p/>
            <text:p/>
            <text:p/>
            <text:p>Owes: $&lt;Outstanding&gt;</text:p>
          </draw:text-box>
        </draw:frame>
        <draw:frame draw:style-name="gr2" draw:text-style-name="P1" draw:layer="layout" svg:width="3.81cm" svg:height="1.905cm" svg:x="7.62cm" svg:y="12.7cm">
          <draw:text-box>
            <text:p/>
            <text:p text:style-name="P2">Collect</text:p>
          </draw:text-box>
        </draw:frame>
        <draw:custom-shape draw:style-name="gr13" draw:text-style-name="P3" draw:layer="layout" svg:width="12.065cm" svg:height="0.635cm" svg:x="7.621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1cm" svg:height="1.905cm" svg:x="17.145cm" svg:y="12.7cm">
          <draw:text-box>
            <text:p/>
            <text:p text:style-name="P2">HOME</text:p>
          </draw:text-box>
        </draw:frame>
        <draw:custom-shape draw:style-name="gr13" draw:text-style-name="P3" draw:layer="layout" svg:width="12.065cm" svg:height="0.635cm" svg:x="7.62cm" svg:y="6.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0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New User</text:p>
          </draw:text-box>
        </draw:frame>
        <draw:frame draw:style-name="gr15" draw:text-style-name="P1" draw:layer="layout" svg:width="14.605cm" svg:height="12.065cm" svg:x="6.985cm" svg:y="3.175cm">
          <draw:text-box>
            <text:p>First Name: <text:s text:c="3"/>Last Name: <text:s text:c="6"/>DOB:</text:p>
            <text:p/>
            <text:p/>
            <text:p>Street: <text:s text:c="41"/>Zip:</text:p>
            <text:p/>
            <text:p/>
            <text:p>Phone: <text:s text:c="29"/>Email:</text:p>
            <text:p/>
            <text:p/>
            <text:p>Library Card #:</text:p>
            <text:p/>
            <text:p/>
          </draw:text-box>
        </draw:frame>
        <draw:frame draw:style-name="gr2" draw:text-style-name="P1" draw:layer="layout" svg:width="3.81cm" svg:height="1.905cm" svg:x="7.621cm" svg:y="12.701cm">
          <draw:text-box>
            <text:p text:style-name="P2">Issue</text:p>
          </draw:text-box>
        </draw:frame>
        <draw:custom-shape draw:style-name="gr16" draw:text-style-name="P3" draw:layer="layout" svg:width="3.173cm" svg:height="0.635cm" svg:x="7.322cm" svg:y="4.24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1cm" svg:height="1.905cm" svg:x="17.146cm" svg:y="12.701cm">
          <draw:text-box>
            <text:p text:style-name="P2">HOME</text:p>
          </draw:text-box>
        </draw:frame>
        <draw:custom-shape draw:style-name="gr17" draw:text-style-name="P3" draw:layer="layout" svg:width="6.984cm" svg:height="0.635cm" svg:x="7.621cm" svg:y="6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0.635cm" svg:x="15.875cm" svg:y="6.1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173cm" svg:height="0.635cm" svg:x="11.43cm" svg:y="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715cm" svg:height="0.635cm" svg:x="7.62cm" svg:y="8.2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984cm" svg:height="0.635cm" svg:x="14.371cm" svg:y="8.2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173cm" svg:height="0.635cm" svg:x="15.742cm" svg:y="4.1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984cm" svg:height="0.635cm" svg:x="14.371cm" svg:y="8.2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3.669cm" svg:height="0.635cm" svg:x="7.286cm" svg:y="10.4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Inventory Management</text:p>
          </draw:text-box>
        </draw:frame>
        <draw:frame draw:style-name="gr15" draw:text-style-name="P1" draw:layer="layout" svg:width="26.035cm" svg:height="12.065cm" svg:x="1.27cm" svg:y="3.175cm">
          <draw:text-box>
            <text:p/>
          </draw:text-box>
        </draw:frame>
        <draw:frame draw:style-name="gr20" draw:text-style-name="P11" draw:layer="layout" svg:width="3.81cm" svg:height="1.235cm" svg:x="23.495cm" svg:y="13.97cm">
          <draw:text-box>
            <text:p text:style-name="P2">HOME</text:p>
          </draw:text-box>
        </draw:frame>
        <draw:frame draw:style-name="gr21" draw:layer="layout" svg:width="14.098cm" svg:height="1.923cm" svg:x="7.215cm" svg:y="6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ISBN</text:p>
              </table:table-cell>
              <table:table-cell>
                <text:p>Title</text:p>
              </table:table-cell>
              <table:table-cell>
                <text:p>Author</text:p>
              </table:table-cell>
              <table:table-cell>
                <text:p>Year</text:p>
              </table:table-cell>
              <table:table-cell>
                <text:p>Genre</text:p>
              </table:table-cell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0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40:51.404694352</meta:creation-date>
    <dc:date>2024-03-13T08:22:08.582589536</dc:date>
    <meta:editing-duration>PT1H41M17S</meta:editing-duration>
    <meta:editing-cycles>1</meta:editing-cycles>
    <meta:document-statistic meta:object-count="108"/>
    <meta:generator>LibreOffice/7.6.4.1$Linux_X86_64 LibreOffice_project/e19e193f88cd6c0525a17fb7a176ed8e6a3e2aa1</meta:generator>
  </office:meta>
</office:document-meta>
</file>